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1a0e9"/>
    </style:style>
    <style:style style:name="P34" style:family="paragraph" style:parent-style-name="Text_20_body">
      <style:text-properties officeooo:rsid="003292d1" officeooo:paragraph-rsid="003292d1"/>
    </style:style>
    <style:style style:name="P35" style:family="paragraph" style:parent-style-name="Heading_20_2">
      <style:text-properties officeooo:rsid="003292d1" officeooo:paragraph-rsid="003292d1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495b1"/>
    </style:style>
    <style:style style:name="T24" style:family="text">
      <style:text-properties officeooo:rsid="0035add9"/>
    </style:style>
    <style:style style:name="T25" style:family="text">
      <style:text-properties officeooo:rsid="0035e7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3">Gawk has a “-i” option which is like “-f” except each imported file is only imported once. The current awkpy implementation is to treat it exactly like “-f”. This should be fully implemented as a high priority.</text:p>
      <text:p text:style-name="P7">@include <text:span text:style-name="T19">(gawk extension) unplanned. </text:span><text:span text:style-name="T20">Would require major changes to the lexer.</text:span></text:p>
      <text:p text:style-name="P30">@namespace<text:span text:style-name="T1"> </text:span><text:span text:style-name="T19">(gawk extension) unplanned </text:span>but looks very interesting. <text:span text:style-name="T20">Would require some changes to the lexer and quite likely the symbol table, these could be done with one eye on @include in case it is later implemented.</text:span></text:p>
      <text:p text:style-name="P31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4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<text:soft-page-break/>A missing pattern shall match any record of input, and a missing action shall be equivalent to:</text:p>
      <text:p text:style-name="P5">{ print }”</text:p>
      <text:p text:style-name="P18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text:span text:style-name="T23">s implemented</text:span></text:p>
      <text:p text:style-name="P14">other I/O not implemented yet. Priority of each case needs t<text:span text:style-name="T23">o</text:span> be determined.</text:p>
      <text:p text:style-name="P12">Expressions</text:p>
      <text:p text:style-name="P26">Most unary &amp; binary operators are recognised and passed straight through to Python, ev<text:span text:style-name="T14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1">but look interesting.</text:span></text:p>
      <text:p text:style-name="P32">Gawk optionally includes arbitrary-precision math libraries. Python ones such as mpmath or the standard decimal are available. Check t osee how much work would be required to interface one.</text:p>
      <text:p text:style-name="P35">Lexer</text:p>
      <text:p text:style-name="P34">As the first stage of compilation, the source programs are broken up into a series of tokens (names, strings, operators, etc.) by a routine known as the lexer. The current one is very bad &amp; I doubt it correctly handles any but the simplest of patterns (/.../). <text:span text:style-name="T3">It needs replacing,</text:span> either a total rewrite or modify the parser available in the Python library. The rewrite would enable us to support namespaces and @include files.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<text:soft-page-break/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7"><text:span text:style-name="T4">-</text:span><text:span text:style-name="T5">v var=value (nawk) </text:span><text:span text:style-name="T18">implemented for scalars. Need to research how it affects arrays</text:span></text:p>
      <text:p text:style-name="P32">var=value variable-assignment arguments (since early awk) implemented. </text:p>
      <text:p text:style-name="P22">-F <text:span text:style-name="T6">x, planned low or medium priority (equivalent to -v FS=x)</text:span></text:p>
      <text:p text:style-name="P15">Environment Variables</text:p>
      <text:p text:style-name="P17"><text:span text:style-name="T18">ENVIRON </text:span>Not implemented. <text:span text:style-name="T18">Medium</text:span> priority.</text:p>
      <text:p text:style-name="P15">Built-in Functions</text:p>
      <text:p text:style-name="Heading_20_2">POSIX</text:p>
      <text:p text:style-name="P29">Implemented: <text:s/>atan2, cos, exp, int, length, rand, srand, sin, split, substr, sqrt, tolower, toupper</text:p>
      <text:p text:style-name="P29">Not Implemented: close, gsub, index, log, match, sprintf, sub, system. <text:span text:style-name="T16">All high priority.</text:span></text:p>
      <text:p text:style-name="P20">GAWK extensions</text:p>
      <text:p text:style-name="P21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1">mkbool(<text:span text:style-name="T11">) unimplemented. Priority uncertain</text:span></text:p>
      <text:p text:style-name="P27">asort, asorti. Unimplemented. Medium priority</text:p>
      <text:p text:style-name="P27">gensub. <text:span text:style-name="T12">Unimplemented, low priority</text:span></text:p>
      <text:p text:style-name="P27">patsplit, strtonum. <text:span text:style-name="T13">Unimplemented, uncertain </text:span><text:span text:style-name="T25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8">Implemented: </text:span><text:span text:style-name="T7">ARGC, </text:span>ARGV, FILENAME, FNR, FS, NF, NR, OFS <text:s/></text:p>
      <text:p text:style-name="P25"><text:span text:style-name="T9">Not Implemented (priority medium-high) </text:span><text:span text:style-name="T18">ARGIND, </text:span>CONVFMT, ERRNO, ENVIRON, FILENAME, OFMT, ORS, RLENGTH, RS, RSTART, SUBSEP,SYMTAB</text:p>
      <text:p text:style-name="P24">Not implemented, priority (medium-low )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34</meta:editing-cycles>
    <meta:creation-date>2008-08-22T11:41:04</meta:creation-date>
    <dc:date>2022-09-22T12:07:48.864645139</dc:date>
    <meta:editing-duration>PT11H55S</meta:editing-duration>
    <meta:document-statistic meta:table-count="0" meta:image-count="0" meta:object-count="0" meta:page-count="3" meta:paragraph-count="71" meta:word-count="848" meta:character-count="5544" meta:non-whitespace-character-count="4761"/>
  </office:meta>
</office:document-meta>
</file>